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995cm"/>
        </style:tab-stops>
      </style:paragraph-properties>
      <style:text-properties style:font-name="Arial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4.526cm"/>
        </style:tab-stops>
      </style:paragraph-properties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3.679cm"/>
        </style:tab-stops>
      </style:paragraph-properties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3.713cm"/>
        </style:tab-stops>
      </style:paragraph-properties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2.995cm"/>
        </style:tab-stops>
      </style:paragraph-properties>
      <style:text-properties style:font-name="Arial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ilke Sens</text:p>
      <text:p text:style-name="P3">Rehloge 2</text:p>
      <text:p text:style-name="P3">27616 Stubben</text:p>
      <text:p text:style-name="P3">0171 954 88 52</text:p>
      <text:p text:style-name="P3"/>
      <text:p text:style-name="P3"><text:a xlink:type="simple" xlink:href="mailto:stubben@hotmail.de"><text:span text:style-name="T1">stubben@hotmail.de</text:span></text:a></text:p>
      <text:p text:style-name="P3"><text:a xlink:type="simple" xlink:href="http://www.hilke-sens.de/"><text:span text:style-name="T1">www.hilke-sens.de</text:span></text:a></text:p>
      <text:p text:style-name="P3"/>
      <text:p text:style-name="P3">Atelier in Bad Bederkesa, Amtsstr. 8</text:p>
      <text:p text:style-name="P3"/>
      <text:p text:style-name="P3"/>
      <text:p text:style-name="P3"/>
      <text:p text:style-name="P4">1974 -1980<text:tab/>Studium Kunstpädagogik in Berlin</text:p>
      <text:p text:style-name="P5">seit 1991 <text:s/><text:tab/>Arbeit im musikalischen Bereich mit Kindern und <text:tab/>Erwachsenen</text:p>
      <text:p text:style-name="P6">seit 1999 <text:s text:c="2"/><text:tab/><text:tab/>Dozentin an der KUBE (Kunstschule Bad Bederkesa)</text:p>
      <text:p text:style-name="P6"><text:tab/><text:tab/>„Offenes Atelier“, Acrylmalerei“, Ferienkurse</text:p>
      <text:p text:style-name="P6">seit 2001 <text:tab/><text:tab/>2. Vorsitzende der KUBE</text:p>
      <text:p text:style-name="P5">seit 2008 <text:tab/>Mitglied der Künstlervereinigung „Die Arche“</text:p>
      <text:p text:style-name="P5">seit 1999<text:tab/>Teilnahme an verschiedenen Ausstellungen in Bremerhaven, <text:tab/>Bremen und im Landkreis Cuxhaven</text:p>
      <text:p text:style-name="P5">seit 2011<text:tab/>Ateliergemeinschaft im Amtshaus Bad Bederkesa</text:p>
      <text:p text:style-name="P5"/>
      <text:p text:style-name="P5"/>
      <text:p text:style-name="P5"/>
      <text:p text:style-name="P5"/>
      <text:p text:style-name="P2">In der Bilderserie „Streifzüge“ habe ich Eindrücke verarbeitet, die ich bei meinen Fahrradtouren durch Bremerhaven und <text:s/>Umgebung gesammelt habe. Es sind „Landschaften“ entstanden, die nicht die Natur wiedergeben, sondern die Gestaltung der Umwelt durch den Menschen.</text:p>
      <text:p text:style-name="P2">Eingeflossen sind Stadtpläne, Grundrisse von Wohnhäusern, Ansichten von Baustellen oder Fassaden und „google earth“-Luftbildaufnahmen, die reduziert als Gitternetz die Grundlage für Malerei bilden.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ilke  Sens</meta:initial-creator>
    <meta:creation-date>2012-01-24T09:57:02.89</meta:creation-date>
    <dc:date>2012-01-24T16:22:54.23</dc:date>
    <dc:creator>Hilke  Sens</dc:creator>
    <meta:editing-duration>PT00H35M44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1" meta:paragraph-count="17" meta:word-count="144" meta:character-count="1049"/>
  </office:meta>
</office:document-meta>
</file>